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2">
      <style:text-properties style:font-name="Times New Roman" fo:font-size="14pt" fo:font-weight="normal" officeooo:rsid="001f98d2" officeooo:paragraph-rsid="001f98d2" style:font-size-asian="12.25pt" style:font-weight-asian="normal" style:font-size-complex="14pt" style:font-weight-complex="normal"/>
    </style:style>
    <style:style style:name="P2" style:family="paragraph" style:parent-style-name="Standard" style:master-page-name="">
      <style:paragraph-properties fo:margin-left="0cm" fo:margin-right="0cm" fo:text-indent="1.499cm" style:auto-text-indent="false" style:page-number="auto"/>
      <style:text-properties style:font-name="Times New Roman" fo:font-size="14pt" fo:font-weight="bold" officeooo:rsid="001f42f9" officeooo:paragraph-rsid="001f42f9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text-indent="1.499cm" style:auto-text-indent="false"/>
      <style:text-properties style:font-name="Times New Roman" fo:font-size="14pt" fo:font-weight="bold" officeooo:rsid="001f42f9" officeooo:paragraph-rsid="001f42f9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text-indent="1.499cm" style:auto-text-indent="false"/>
      <style:text-properties style:font-name="Times New Roman" fo:font-size="14pt" fo:font-weight="bold" officeooo:rsid="001f98d2" officeooo:paragraph-rsid="001f98d2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text-indent="1.499cm" style:auto-text-indent="false"/>
      <style:text-properties style:font-name="Times New Roman" fo:font-size="14pt" fo:font-weight="bold" officeooo:rsid="00211a03" officeooo:paragraph-rsid="00211a03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text-indent="1.499cm" style:auto-text-indent="false"/>
      <style:text-properties style:font-name="Times New Roman" fo:font-size="14pt" fo:font-weight="bold" officeooo:rsid="00230663" officeooo:paragraph-rsid="00230663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text-indent="1.499cm" style:auto-text-indent="false"/>
      <style:text-properties style:font-name="Times New Roman" fo:font-size="14pt" fo:font-weight="normal" officeooo:rsid="001f42f9" officeooo:paragraph-rsid="001f42f9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0cm" fo:text-indent="1.499cm" style:auto-text-indent="false"/>
      <style:text-properties style:font-name="Times New Roman" fo:font-size="14pt" fo:font-weight="normal" officeooo:rsid="001f98d2" officeooo:paragraph-rsid="001f98d2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text-indent="1.499cm" style:auto-text-indent="false"/>
      <style:text-properties style:font-name="Times New Roman" fo:font-size="14pt" fo:font-weight="normal" officeooo:rsid="00211a03" officeooo:paragraph-rsid="00211a03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text-indent="1.499cm" style:auto-text-indent="false"/>
      <style:text-properties style:font-name="Times New Roman" fo:font-size="14pt" fo:font-weight="normal" officeooo:rsid="00230663" officeooo:paragraph-rsid="00230663" style:font-size-asian="12.25pt" style:font-weight-asian="normal" style:font-size-complex="14pt" style:font-weight-complex="normal"/>
    </style:style>
    <style:style style:name="P11" style:family="paragraph" style:parent-style-name="Standard" style:master-page-name="">
      <style:paragraph-properties fo:margin-left="0cm" fo:margin-right="0cm" fo:text-indent="1.499cm" style:auto-text-indent="false" style:page-number="auto"/>
      <style:text-properties style:font-name="Times New Roman" fo:font-size="14pt" fo:font-weight="normal" officeooo:rsid="00230663" officeooo:paragraph-rsid="00230663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98d2"/>
    </style:style>
    <style:style style:name="T3" style:family="text">
      <style:text-properties officeooo:rsid="00211a03"/>
    </style:style>
    <style:style style:name="T4" style:family="text">
      <style:text-properties officeooo:rsid="0023066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oft-page-break/>№1. Установка Linux.</text:p>
      <text:p text:style-name="P3"/>
      <text:p text:style-name="P7">Ubuntu уже был установлен, во время выполнения вступительного ТЗ в интернатуру.</text:p>
      <text:p text:style-name="P7"/>
      <text:p text:style-name="P3">№2. Первичная настройка Linux.</text:p>
      <text:p text:style-name="P3"/>
      <text:p text:style-name="P7">Настроил доступ в интернет. Так же установил почтовый клиент и Skype. </text:p>
      <text:p text:style-name="P7"/>
      <text:p text:style-name="P7"><text:span text:style-name="T1">№3. Знакомство с консолью.</text:span></text:p>
      <text:p text:style-name="P7"/>
      <text:p text:style-name="P7">Разобрался со всем изложенным в данном пункте.</text:p>
      <text:p text:style-name="P7"/>
      <text:p text:style-name="P3">№4. Знакомство с текстовым редактором VIM.</text:p>
      <text:p text:style-name="P3"/>
      <text:p text:style-name="P7">Ознакомился с принципами работы в VIM, прочитав vimtutor<text:span text:style-name="T2"> и во время выполнения последующих заданий</text:span>. И разобрался с открытием нескольких файлов с помощью «vim -p [имя файла] [имя файла] ...» и переходом между вкладками. А также с разделением окна VIM на несколько зон и переход между ними.</text:p>
      <text:p text:style-name="P7"/>
      <text:p text:style-name="P4">№5. Знакомство с языком bash.</text:p>
      <text:p text:style-name="P4"/>
      <text:p text:style-name="P8">Изучил основы bash. Помимо демонстрации, циклов, ветвления и условий, переписал вступительное задание (с выводом простых чисел) на bash двумя способами:</text:p>
      <text:list xml:id="list706765505555202290" text:style-name="L2">
        <text:list-item>
          <text:p text:style-name="P1">перебором делителей</text:p>
        </text:list-item>
        <text:list-item>
          <text:p text:style-name="P1"><text:span text:style-name="T3">с использованием функции</text:span> factor, которая вывод все простые делители числа.</text:p>
        </text:list-item>
      </text:list>
      <text:p text:style-name="P11">Скрипты находятся в директории Task_5_Bash.</text:p>
      <text:p text:style-name="P7"/>
      <text:p text:style-name="P5">№6. Знакомство с SSH и SCP.</text:p>
      <text:p text:style-name="P5"/>
      <text:p text:style-name="P9">Ознакомился с предназначением SSH и SCP. Установил на компьютер ssh сервер и настроил его. Подключился с использованием сертификата к ssh серверу(в роли клиент-сервера использовал 2 учетные записи на одном ПК). <text:span text:style-name="T4">Опробовал передачу с помощью SCP.</text:span></text:p>
      <text:p text:style-name="P9"/>
      <text:p text:style-name="P6">№7. Знакомство с основными утилитами.</text:p>
      <text:p text:style-name="P6"/>
      <text:p text:style-name="P10">Ознакомился с утилитами и основными ключами.</text:p>
      <text:p text:style-name="P10"/>
      <text:p text:style-name="P6">№8. Знакомство с crontab.</text:p>
      <text:p text:style-name="P6"/>
      <text:p text:style-name="P10"><text:soft-page-break/>Ознакомился с принципами использования cron и crontab. Написал скрипт для вывода текущего времени и даты каждые 2 минуты, в файл /tmp/cron_test. Скрипты cron и bash находятся в директории Task_8_Crontab.</text:p>
      <text:p text:style-name="P10"/>
      <text:p text:style-name="P6">№9. Знакомство с git.</text:p>
      <text:p text:style-name="P6"/>
      <text:p text:style-name="P10">Прочел уроки по git'у на сайте githowto. Разобрался и зарегистрировался на github. Выложил туда репозиторий с выполненными заданиями.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0T16:10:35.710178966</meta:creation-date>
    <meta:generator>LibreOffice/4.2.8.2$Linux_X86_64 LibreOffice_project/420m0$Build-2</meta:generator>
    <dc:date>2015-10-11T01:51:52.635060159</dc:date>
    <meta:editing-duration>PT15M</meta:editing-duration>
    <meta:editing-cycles>2</meta:editing-cycles>
    <meta:document-statistic meta:table-count="0" meta:image-count="0" meta:object-count="0" meta:page-count="3" meta:paragraph-count="21" meta:word-count="243" meta:character-count="1656" meta:non-whitespace-character-count="1435"/>
  </office:meta>
</office:document-meta>
</file>